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officeooo:rsid="001f92f6" officeooo:paragraph-rsid="0018a434" fo:background-color="transparen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be70f" officeooo:paragraph-rsid="001be70f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1pt" officeooo:rsid="001bfd9b" officeooo:paragraph-rsid="0018a434" fo:background-color="transparen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3a69c2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18a434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a7bb9" officeooo:paragraph-rsid="001a7bb9" fo:background-color="transparent" style:font-size-asian="11pt" style:font-weight-asian="normal" style:font-size-complex="11pt" style:font-weight-complex="normal"/>
    </style:style>
    <style:style style:name="P16" style:family="paragraph" style:parent-style-name="texte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3a69c2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1" fo:font-size="11pt" style:text-underline-style="none" fo:font-weight="normal" officeooo:rsid="003b6dbc" officeooo:paragraph-rsid="0054bf59" fo:background-color="transparent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3a69c2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18a434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rsid="002161f2" officeooo:paragraph-rsid="002161f2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2161f2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23" style:family="paragraph" style:parent-style-name="texte">
      <style:text-properties style:font-name="Arial1" fo:font-size="11pt" fo:language="fr" fo:country="BE" officeooo:paragraph-rsid="003a69c2" style:font-size-asian="11pt" style:font-size-complex="11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Arial1" fo:font-size="11pt" style:text-underline-style="none" fo:font-weight="normal" officeooo:rsid="003a69c2" officeooo:paragraph-rsid="0054bf59" fo:background-color="transparent" style:font-size-asian="11pt" style:font-weight-asian="normal" style:font-size-complex="11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1"/>
    </style:style>
    <style:style style:name="T3" style:family="text">
      <style:text-properties style:font-name="Arial1" officeooo:rsid="001f92f6"/>
    </style:style>
    <style:style style:name="T4" style:family="text">
      <style:text-properties officeooo:rsid="0029645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cb38" fo:background-color="transparent" loext:char-shading-value="0"/>
    </style:style>
    <style:style style:name="T7" style:family="text">
      <style:text-properties officeooo:rsid="001c054d"/>
    </style:style>
    <style:style style:name="T8" style:family="text">
      <style:text-properties officeooo:rsid="002b7aea"/>
    </style:style>
    <style:style style:name="T9" style:family="text">
      <style:text-properties officeooo:rsid="002161f2"/>
    </style:style>
    <style:style style:name="T10" style:family="text">
      <style:text-properties officeooo:rsid="00330896"/>
    </style:style>
    <style:style style:name="T11" style:family="text">
      <style:text-properties officeooo:rsid="003a69c2"/>
    </style:style>
    <style:style style:name="T12" style:family="text">
      <style:text-properties fo:language="fr" fo:country="BE" fo:background-color="transparent" loext:char-shading-value="0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3">do text</text:span></text:p><text:p text:style-name="P25"><text:span text:style-name="T14">from document(at=reference, format='odt')</text:span></text:p></office:annotation>import depuis reference.odt</text:p>
      <text:p text:style-name="P5"/>
      <text:p text:style-name="P18">L’an deux mille <text:span text:style-name="T11">dix-hui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style-name="Sect1" text:name="hasNoClaimants">
        <text:p text:style-name="P19"><office:annotation><dc:creator>bleybaert</dc:creator><dc:date>2018-05-04T11:11:21</dc:date><loext:sender-initials>ble</loext:sender-initials><text:p text:style-name="P25"><text:span text:style-name="T16">do section- if not len(</text:span><text:span text:style-name="T17">licence_helper.getLastInquiry().</text:span><text:span text:style-name="T16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20"><office:annotation><dc:creator>bleybaert</dc:creator><dc:date>2018-05-04T11:12:53</dc:date><loext:sender-initials>ble</loext:sender-initials><text:p text:style-name="P25"><text:span text:style-name="T16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6">do text for claimant in </text:span><text:span text:style-name="T17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5">do text</text:span></text:p><text:p text:style-name="P25"><text:span text:style-name="T15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3">do text</text:span></text:p><text:p text:style-name="P25"><text:span text:style-name="T1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9-05-07T16:18:33.376998780</dc:date>
    <meta:editing-duration>PT3H26M55S</meta:editing-duration>
    <meta:editing-cycles>54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4" meta:word-count="281" meta:character-count="1851" meta:non-whitespace-character-count="1630"/>
  </office:meta>
</office:document-meta>
</file>